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f5822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0066b3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5c2d91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aaad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d99116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f685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db94d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e3d200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Name (in order of purchase list)</text:p>
          </table:table-cell>
          <table:table-cell office:value-type="string" calcext:value-type="string">
            <text:p>Power type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Vehicle Selection group</text:p>
          </table:table-cell>
          <table:table-cell office:value-type="string" calcext:value-type="string">
            <text:p>GRF unique ID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cos</text:p>
          </table:table-cell>
          <table:table-cell table:number-columns-repeated="4"/>
          <table:table-cell table:style-name="ce10" office:value-type="string" calcext:value-type="string">
            <text:p>Extended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EE Type 3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9-01-01" calcext:value-type="date">
            <text:p>1959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EE Whistl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ush “Peaks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1-01-01" calcext:value-type="date">
            <text:p>196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GE Powerhaul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9-01-01" calcext:value-type="date">
            <text:p>2009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UK Ligh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14-01-01" calcext:value-type="date">
            <text:p>201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Leyland “Pacer”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5-01-01" calcext:value-type="date">
            <text:p>1985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142" calcext:value-type="float">
            <text:p>142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Southern DEMU “Thump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ombardier Turbosta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97-01-01" calcext:value-type="date">
            <text:p>199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HS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75-01-01" calcext:value-type="date">
            <text:p>197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87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2-01-01" calcext:value-type="date">
            <text:p>1972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Eurodual</text:p>
          </table:table-cell>
          <table:table-cell table:style-name="ce5" office:value-type="string" calcext:value-type="string">
            <text:p>Electro-Diesel</text:p>
          </table:table-cell>
          <table:table-cell table:style-name="ce1" table:number-columns-repeated="2"/>
          <table:table-cell table:style-name="ce9" office:value-type="date" office:date-value="2016-01-01" calcext:value-type="date">
            <text:p>201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Compartment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0-01-01" calcext:value-type="date">
            <text:p>195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15" calcext:value-type="float">
            <text:p>41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Dual)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3" calcext:value-type="float">
            <text:p>313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Electric)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14" calcext:value-type="float">
            <text:p>314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uburban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2-01-01" calcext:value-type="date">
            <text:p>1982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55" calcext:value-type="float">
            <text:p>45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Mark 1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11" calcext:value-type="float">
            <text:p>41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“Wessex Express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42" calcext:value-type="float">
            <text:p>442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Thameslink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1" office:value-type="float" office:value="1987" calcext:value-type="float">
            <text:p>1987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AC Express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1" office:value-type="float" office:value="1988" calcext:value-type="float">
            <text:p>1988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etro-Cammel “Networker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5" calcext:value-type="float">
            <text:p>32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iemens “Desiro City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2015-01-01" calcext:value-type="date">
            <text:p>201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700" calcext:value-type="float">
            <text:p>7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eyer-Garrat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937-01-01" calcext:value-type="date">
            <text:p>193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Wagons</text:p>
          </table:table-cell>
          <table:table-cell table:style-name="ce1" table:number-columns-repeated="3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Bulk Goods Wagon</text:p>
          </table:table-cell>
          <table:table-cell table:style-name="ce1" office:value-type="string" calcext:value-type="string">
            <text:p>Bulk Goods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Nuclear Flask Wagon</text:p>
          </table:table-cell>
          <table:table-cell table:style-name="ce1" office:value-type="string" calcext:value-type="string">
            <text:p>Nuclear Cargo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1" calcext:value-type="float">
            <text:p>1000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ark 1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10" calcext:value-type="float">
            <text:p>901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20" calcext:value-type="float">
            <text:p>902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Driving Coach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25" calcext:value-type="float">
            <text:p>902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3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30" calcext:value-type="float">
            <text:p>903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Driving Van Traile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35" calcext:value-type="float">
            <text:p>903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odern MU Ca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office:value-type="float" office:value="9090" calcext:value-type="float">
            <text:p>909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Ashbury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60" calcext:value-type="float">
            <text:p>9060</text:p>
          </table:table-cell>
          <table:table-cell table:style-name="ce1"/>
          <table:table-cell table:style-name="ce14" table:number-columns-repeated="10"/>
        </table:table-row>
        <table:table-row table:style-name="ro1" table:number-rows-repeated="27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 table:number-rows-repeated="104850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5:18:26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12:14.494000000</meta:creation-date>
    <dc:date>2018-05-31T15:18:53.004000000</dc:date>
    <meta:editing-duration>PT1H44M27S</meta:editing-duration>
    <meta:editing-cycles>39</meta:editing-cycles>
    <meta:generator>LibreOffice/5.4.0.3$Windows_X86_64 LibreOffice_project/7556cbc6811c9d992f4064ab9287069087d7f62c</meta:generator>
    <meta:document-statistic meta:table-count="1" meta:cell-count="161" meta:object-count="0"/>
  </office:meta>
</office:document-meta>
</file>